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row table:style-name="ro1">
          <table:table-cell table:style-name="ce7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$F5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$10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7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7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7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7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7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7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7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7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7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7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7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7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7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7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7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7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7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0x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00-00-00</text:date>, <text:time style:data-style-name="N2" text:time-value="10:41:30.630371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4T11:38:10.977343265</dc:date>
    <meta:editing-duration>PT2H41M19S</meta:editing-duration>
    <meta:editing-cycles>13</meta:editing-cycles>
    <meta:generator>LibreOffice/6.0.7.3$Linux_X86_64 LibreOffice_project/00m0$Build-3</meta:generator>
    <meta:document-statistic meta:table-count="1" meta:cell-count="605" meta:object-count="0"/>
  </office:meta>
</office:document-meta>
</file>